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2edbb" officeooo:paragraph-rsid="0002edbb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689c7" officeooo:paragraph-rsid="000689c7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39336" officeooo:paragraph-rsid="00139336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4c4cf" officeooo:paragraph-rsid="0004c4cf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5c2f4" officeooo:paragraph-rsid="0005c2f4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689c7" officeooo:paragraph-rsid="000689c7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d032" officeooo:paragraph-rsid="000ad032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9b8" officeooo:paragraph-rsid="000f49b8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49b8" officeooo:paragraph-rsid="000f49b8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6db2" officeooo:paragraph-rsid="00106db2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6db2" officeooo:paragraph-rsid="00106db2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7fb6" officeooo:paragraph-rsid="00127fb6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7fb6" officeooo:paragraph-rsid="00127fb6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9336" officeooo:paragraph-rsid="00139336" style:font-weight-asian="bold" style:font-name-complex="Arial"/>
    </style:style>
    <style:style style:name="P20" style:family="paragraph" style:parent-style-name="Standard"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d4a9" officeooo:paragraph-rsid="0007d4a9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81bc" officeooo:paragraph-rsid="000981bc" style:font-size-asian="12pt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d356" officeooo:paragraph-rsid="0009d356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9d356" officeooo:paragraph-rsid="0009d356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d032" officeooo:paragraph-rsid="000ad032" style:font-size-asian="12pt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ad032" officeooo:paragraph-rsid="000ad032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1458" officeooo:paragraph-rsid="000e1458" style:font-size-asian="12pt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e1458" officeooo:paragraph-rsid="000e1458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e311" officeooo:paragraph-rsid="0010e311" style:font-size-asian="12pt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0e311" officeooo:paragraph-rsid="0010e311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a939" officeooo:paragraph-rsid="0012a939" style:font-size-asian="12pt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2a939" officeooo:paragraph-rsid="0012a939" style:font-size-asian="12pt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officeooo:rsid="0019ab3b" officeooo:paragraph-rsid="001501ff" style:font-name-complex="Arial"/>
    </style:style>
    <style:style style:name="T1" style:family="text">
      <style:text-properties officeooo:rsid="000c2730"/>
    </style:style>
    <style:style style:name="T2" style:family="text">
      <style:text-properties officeooo:rsid="001501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onfirmar reserva paquete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7">CU_4.<text:span text:style-name="T2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, <text:span text:style-name="T2">Cliente registrado</text:span> 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0">Se debe haber hecho un reserv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0">La reserva queda confirm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Propósito</text:p>
          </table:table-cell>
        </table:table-row>
        <table:table-row table:style-name="Tabla2.1">
          <table:table-cell table:style-name="Tabla2.A2" office:value-type="string">
            <text:p text:style-name="P23">El Cliente indica al Agente que desea confirmar una reserva de un paquete turístico</text:p>
          </table:table-cell>
        </table:table-row>
      </table:table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Resumen</text:p>
          </table:table-cell>
        </table:table-row>
        <table:table-row table:style-name="Tabla3.1">
          <table:table-cell table:style-name="Tabla3.A2" office:value-type="string">
            <text:p text:style-name="P24">El Cliente solicita al Agente confirmar una reserva, el Agente busca la reserva en el sistema y le indica al mismo que la reserva se confirma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0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7">1</text:p>
          </table:table-cell>
          <table:table-cell table:style-name="Tabla4.B2" office:value-type="string">
            <text:p text:style-name="P28">Cliente: Indica al Agente que desea confirmar una reserva</text:p>
          </table:table-cell>
          <table:table-cell table:style-name="Tabla4.C2" office:value-type="string">
            <text:p text:style-name="P12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9">2</text:p>
          </table:table-cell>
          <table:table-cell table:style-name="Tabla4.B3" office:value-type="string">
            <text:p text:style-name="P30">Agente: <text:span text:style-name="T1">Solicita el nombre de la reserva al Cliente</text:span>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1">
          <table:table-cell table:style-name="Tabla4.A4" office:value-type="string">
            <text:p text:style-name="P31">3</text:p>
          </table:table-cell>
          <table:table-cell table:style-name="Tabla4.B4" office:value-type="string">
            <text:p text:style-name="P32">Cliente: Indica el nombre de la reserva al Agente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1">4</text:p>
          </table:table-cell>
          <table:table-cell table:style-name="Tabla4.B5" office:value-type="string">
            <text:p text:style-name="P32">Agente: Busca la reserva el el sistema</text:p>
          </table:table-cell>
          <table:table-cell table:style-name="Tabla4.C5" office:value-type="string">
            <text:p text:style-name="P13">5</text:p>
          </table:table-cell>
          <table:table-cell table:style-name="Tabla4.D5" office:value-type="string">
            <text:p text:style-name="P14">Accede a los paquetes reservados y busca el indicado por el agente. </text:p>
          </table:table-cell>
        </table:table-row>
        <table:table-row table:style-name="Tabla4.1">
          <table:table-cell table:style-name="Tabla4.A6" office:value-type="string">
            <text:p text:style-name="P25"/>
          </table:table-cell>
          <table:table-cell table:style-name="Tabla4.B6" office:value-type="string">
            <text:p text:style-name="P26"/>
          </table:table-cell>
          <table:table-cell table:style-name="Tabla4.C6" office:value-type="string">
            <text:p text:style-name="P15">6</text:p>
          </table:table-cell>
          <table:table-cell table:style-name="Tabla4.D6" office:value-type="string">
            <text:p text:style-name="P16">Indica al Agente que ha encontrado el paquete</text:p>
          </table:table-cell>
        </table:table-row>
        <table:table-row table:style-name="Tabla4.1">
          <table:table-cell table:style-name="Tabla4.A7" office:value-type="string">
            <text:p text:style-name="P33">7</text:p>
          </table:table-cell>
          <table:table-cell table:style-name="Tabla4.B7" office:value-type="string">
            <text:p text:style-name="P34">Agente: Indica al sistema que confirma la reserva del paquete</text:p>
          </table:table-cell>
          <table:table-cell table:style-name="Tabla4.C7" office:value-type="string">
            <text:p text:style-name="P17">8</text:p>
          </table:table-cell>
          <table:table-cell table:style-name="Tabla4.D7" office:value-type="string">
            <text:p text:style-name="P18">Guarda la reserva como confirmada</text:p>
          </table:table-cell>
        </table:table-row>
        <table:table-row table:style-name="Tabla4.1">
          <table:table-cell table:style-name="Tabla4.A8" office:value-type="string">
            <text:p text:style-name="P25"/>
          </table:table-cell>
          <table:table-cell table:style-name="Tabla4.B8" office:value-type="string">
            <text:p text:style-name="P26"/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5"/>
          </table:table-cell>
          <table:table-cell table:style-name="Tabla4.B9" office:value-type="string">
            <text:p text:style-name="P26"/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5"/>
          </table:table-cell>
          <table:table-cell table:style-name="Tabla4.B10" office:value-type="string">
            <text:p text:style-name="P26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5"/>
          </table:table-cell>
          <table:table-cell table:style-name="Tabla4.B11" office:value-type="string">
            <text:p text:style-name="P26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0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5">5</text:p>
          </table:table-cell>
          <table:table-cell table:style-name="Tabla5.B2" office:value-type="string">
            <text:p text:style-name="P36">El sistema no encuentra la reserva</text:p>
          </table:table-cell>
        </table:table-row>
        <table:table-row table:style-name="Tabla5.1">
          <table:table-cell table:style-name="Tabla5.A3" office:value-type="string">
            <text:p text:style-name="P25"/>
          </table:table-cell>
          <table:table-cell table:style-name="Tabla5.B3" office:value-type="string">
            <text:p text:style-name="P36">1. Informa la Agente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25"/>
          </table:table-cell>
          <table:table-cell table:style-name="Tabla5.B4" office:value-type="string">
            <text:p text:style-name="P26"/>
          </table:table-cell>
        </table:table-row>
      </table:table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0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9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9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20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Comentarios</text:p>
          </table:table-cell>
        </table:table-row>
        <table:table-row table:style-name="Tabla7.2">
          <table:table-cell table:style-name="Tabla7.A2" office:value-type="string">
            <text:p text:style-name="P22"/>
          </table:table-cell>
        </table:table-row>
      </table:table>
      <text:p text:style-name="P1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5:45.795492748</dc:date>
    <meta:editing-cycles>20</meta:editing-cycles>
    <meta:editing-duration>PT15M56S</meta:editing-duration>
    <meta:generator>LibreOffice/6.0.7.3$Linux_X86_64 LibreOffice_project/00m0$Build-3</meta:generator>
    <meta:document-statistic meta:table-count="7" meta:image-count="0" meta:object-count="0" meta:page-count="2" meta:paragraph-count="57" meta:word-count="200" meta:character-count="1169" meta:non-whitespace-character-count="1025"/>
  </office:meta>
</office:document-meta>
</file>